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sultOperationTests.createSimpl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ResultOperationTests.annotate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ResultOperationTests.multiParameter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ResultOperationTests.simple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ResultOperationTests.createDefaultOperation( CacheMethodDetails &lt; CacheResult &gt; method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ultOperationTests.full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ResultOperationTests.tooManyKe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ResultOperationTests.invokeWithWrong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